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Noto Sans Display" fo:font-size="12pt" officeooo:rsid="001c38fe" officeooo:paragraph-rsid="001c38fe" style:font-size-asian="12pt" style:font-size-complex="12pt"/>
    </style:style>
    <style:style style:name="P2" style:family="paragraph" style:parent-style-name="Standard">
      <style:text-properties fo:color="#111111" style:font-name="Noto Sans Display" fo:font-size="12pt" officeooo:paragraph-rsid="001c38fe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2pt" fo:letter-spacing="normal" fo:font-style="normal" fo:font-weight="normal" officeooo:rsid="001c38fe" officeooo:paragraph-rsid="001c38fe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variant="normal" fo:text-transform="none" fo:color="#111111" style:font-name="Noto Sans Display" fo:font-size="14pt" fo:letter-spacing="normal" fo:font-style="normal" fo:font-weight="bold" officeooo:rsid="001c38fe" officeooo:paragraph-rsid="001c38f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2pt" fo:letter-spacing="normal" fo:font-style="normal" fo:font-weight="normal" officeooo:paragraph-rsid="001da0bc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2pt" fo:letter-spacing="normal" fo:font-style="normal" fo:font-weight="normal" officeooo:rsid="001c8517" officeooo:paragraph-rsid="001c8517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2pt" fo:letter-spacing="normal" fo:font-style="italic" fo:font-weight="normal" style:font-size-asian="12pt" style:font-style-asian="italic" style:font-size-complex="12pt" style:font-style-complex="italic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111111" style:font-name="Noto Sans Display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officeooo:rsid="001c38fe"/>
    </style:style>
    <style:style style:name="T2" style:family="text">
      <style:text-properties fo:font-style="normal" officeooo:rsid="001fbd60" style:font-style-asian="normal" style:font-style-complex="normal"/>
    </style:style>
    <style:style style:name="T3" style:family="text">
      <style:text-properties officeooo:rsid="001da0bc"/>
    </style:style>
    <style:style style:name="T4" style:family="text">
      <style:text-properties officeooo:rsid="001f0bfd"/>
    </style:style>
    <style:style style:name="T5" style:family="text">
      <style:text-properties officeooo:rsid="001fb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yui_3_17_2_1_1592573498738_94"/>1) Instrukcja instalacji i uruchomienia (na systemie linux/unix)</text:p>
      <text:p text:style-name="P1"><text:tab/>Server:</text:p>
      <text:p text:style-name="P1"><text:tab/><text:tab/>Cd <text:s/>Lion-Chat-Server/out/artifacts/Lion_Chat_Server_jar/</text:p>
      <text:p text:style-name="P2"><text:span text:style-name="T1"><text:tab/><text:tab/>j</text:span>ava -jar Lion-Chat-Server.jar </text:p>
      <text:p text:style-name="P2"/>
      <text:p text:style-name="P1"><text:tab/>Client:</text:p>
      <text:p text:style-name="P1"><text:tab/><text:tab/>cd Lion-Chat/out/artifacts/Lion_Chat_jar/</text:p>
      <text:p text:style-name="P3"><text:tab/><text:tab/>java -jar Lion-Chat.jar</text:p>
      <text:p text:style-name="P4"/>
      <text:p text:style-name="P5">2) Opis wykorzystanej technologii (1/3 strony)</text:p>
      <text:p text:style-name="P9"><text:tab/>Po stronie klienta interfejs graficzny zrealizowany jest przy pomocy biblioteki Swing.</text:p>
      <text:p text:style-name="P9"><text:tab/>Klient i serwer komunikują się poprzez sockety blokujące uruchomione na osobnych wątkach. </text:p>
      <text:p text:style-name="P9"><text:tab/>Serwer komunikuje się z bazą danych MySQL, przy użyciu biblioteki mariadb-java-client.jar. Istnieje jedno połączenie z bazą, z krórego korzystają w sposób zsynchronizowany poszczególne wątki reprezentujące połączonych klientów.</text:p>
      <text:p text:style-name="P9"><text:tab/></text:p>
      <text:p text:style-name="P5">3) Opis, jak spełnione są warunki zaliczenia (1 strona)</text:p>
      <text:p text:style-name="P10">- GUI.</text:p>
      <text:p text:style-name="P4"><text:tab/><text:span text:style-name="T3">Biblioteka Swing po stronie klienta.</text:span></text:p>
      <text:p text:style-name="P4"/>
      <text:p text:style-name="P10">- Wykorzystanie Baz Danych.</text:p>
      <text:p text:style-name="P8"><text:tab/><text:span text:style-name="T3">Serwer komunikuje się z bazą danych MySQL. Istnieje 7 tabel: </text:span></text:p>
      <text:p text:style-name="P8"><text:span text:style-name="T3"><text:tab/><text:tab/>*users – przechowuje dane o zarejestrowanych użytkownikach,</text:span></text:p>
      <text:p text:style-name="P8"><text:span text:style-name="T3"><text:tab/><text:tab/>*groups – zawiera stworzone grupy czatu, </text:span></text:p>
      <text:p text:style-name="P8"><text:span text:style-name="T3"><text:tab/><text:tab/>*contacts – zawiera użytkowników którzy dodali się do kontaktów, <text:tab/><text:tab/><text:tab/><text:tab/></text:span></text:p>
      <text:p text:style-name="P8"><text:span text:style-name="T3"><text:tab/><text:tab/>*group_messages – zawiera grupowe wiadomości,</text:span></text:p>
      <text:p text:style-name="P8"><text:span text:style-name="T3"><text:s/><text:tab/><text:tab/>*group_members – zawiera członków czatu grupowego,</text:span></text:p>
      <text:p text:style-name="P8"><text:soft-page-break/><text:span text:style-name="T3"><text:tab/><text:tab/>*group_msg_views – zawiera informacje o wyświetleniu wiadomości w czacie <text:tab/><text:tab/><text:tab/><text:tab/><text:tab/><text:tab/> <text:s/>grupowym,</text:span></text:p>
      <text:p text:style-name="P8"><text:span text:style-name="T3"><text:tab/><text:tab/>*priv_messages – zawiera prywatne wiadomości.</text:span></text:p>
      <text:p text:style-name="P8"/>
      <text:p text:style-name="P10">- Wykorzystanie połączeń sieciowych.</text:p>
      <text:p text:style-name="P4"><text:tab/><text:span text:style-name="T3">Serwer nasłuchuje nowych klientów w klasie Listener, która dziedziczy z klasy Thread, poprzez klasę ServerSocket. Następnie komunikuje się z połączonych klientem poprzez klasę Socket.</text:span></text:p>
      <text:p text:style-name="P4"><text:tab/><text:span text:style-name="T3">Klient łączy się z serwerem w klasie Connection, która dziedziczy z klasy Thread, poprzez klasę Socket.</text:span></text:p>
      <text:p text:style-name="P4"/>
      <text:p text:style-name="P10">- Wykorzystanie wątków.</text:p>
      <text:p text:style-name="P4"><text:tab/><text:span text:style-name="T3">Komunikacja między serwerem a klientem odbywa się na osobnych wątkach.</text:span></text:p>
      <text:p text:style-name="P4"/>
      <text:p text:style-name="P10">- Wykorzystanie strumieni danych</text:p>
      <text:p text:style-name="P4"><text:tab/><text:span text:style-name="T4">Komunikacja między serwerem a klientem odbywa się przy pomocy klas BufferedReader i PrinterWriter.</text:span></text:p>
      <text:p text:style-name="P4"/>
      <text:p text:style-name="P10">- Wykorzystanie programowania obiektowego.</text:p>
      <text:p text:style-name="P10"><text:tab/><text:span text:style-name="T2">Każdy plik źródłowy zawiera klasę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5:26:41.986567078</meta:creation-date>
    <dc:date>2020-06-19T16:55:09.016651235</dc:date>
    <meta:editing-duration>PT10M3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33" meta:word-count="230" meta:character-count="1919" meta:non-whitespace-character-count="1660"/>
  </office:meta>
</office:document-meta>
</file>